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aef5" officeooo:paragraph-rsid="000baef5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baef5" officeooo:paragraph-rsid="000baef5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dabbb" officeooo:paragraph-rsid="000dabbb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abbb" officeooo:paragraph-rsid="000dab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f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de control</text:p>
      <text:p text:style-name="P2"/>
      <text:p text:style-name="P2"><text:span text:style-name="T1">Teoria</text:span>: 2a hora de los viernes</text:p>
      <text:p text:style-name="P2"><text:span text:style-name="T1">Practica</text:span> (taller): Lunes o martes dependiendo del grupo</text:p>
      <text:p text:style-name="P3"/>
      <text:p text:style-name="P4">Condiciones de aprobacion:</text:p>
      <text:p text:style-name="P3">(por cuatrimestre)</text:p>
      <text:p text:style-name="P3">- Evaluacion escrita <text:span text:style-name="T2">(30%)</text:span></text:p>
      <text:p text:style-name="P3">- 70% practicas aprobadas <text:span text:style-name="T2">(30%)</text:span></text:p>
      <text:p text:style-name="P3">- Carpeta completa <text:span text:style-name="T2">(40%)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5:28.929751205</meta:creation-date>
    <dc:date>2022-03-04T19:42:51.640280266</dc:date>
    <meta:editing-duration>PT25M3S</meta:editing-duration>
    <meta:editing-cycles>3</meta:editing-cycles>
    <meta:generator>LibreOffice/7.3.0.3$Linux_X86_64 LibreOffice_project/30$Build-3</meta:generator>
    <meta:document-statistic meta:table-count="0" meta:image-count="0" meta:object-count="0" meta:page-count="1" meta:paragraph-count="8" meta:word-count="35" meta:character-count="229" meta:non-whitespace-character-count="202"/>
  </office:meta>
</office:document-meta>
</file>